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ByteFont.getSupp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findGlyphIndex( char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ByteFont.setBFEntries( BFEntry [ ] 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getOrd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ultiByteFont.getCI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getEncodin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getTT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setTTCName( String tt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has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mapChar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ByteFont.setCIDType( CIDFontType ci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setDefaultWidth( int default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isEmbedd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getUsedGlyp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getWid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ByteFont.getDefaul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getWidth( int i ,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ByteFont.MultiByteFo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ultiByteFont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getEmbedFo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ByteFont.setWidthArray( int [ ] w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getPrefixed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ByteFont.getChars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ByteFont.getCID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